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automatic-styles>
    <style:style style:name="P1" style:family="paragraph" style:parent-style-name="Standard">
      <style:text-properties fo:color="#ff0000" loext:opacity="100%" style:font-name="Franklin Gothic Medium" fo:font-size="11pt" officeooo:paragraph-rsid="001fe40f" style:font-size-asian="11pt" style:font-size-complex="11pt"/>
    </style:style>
    <style:style style:name="P2" style:family="paragraph" style:parent-style-name="Standard">
      <style:text-properties fo:color="#ff0000" loext:opacity="100%" style:font-name="Franklin Gothic Medium" fo:font-size="11pt" officeooo:rsid="001fe40f" officeooo:paragraph-rsid="001fe40f" style:font-size-asian="11pt" style:font-size-complex="11pt"/>
    </style:style>
    <style:style style:name="P3" style:family="paragraph" style:parent-style-name="Standard">
      <style:text-properties fo:color="#ff0000" loext:opacity="100%" style:font-name="Franklin Gothic Medium" fo:font-size="11pt" officeooo:rsid="001fe40f" officeooo:paragraph-rsid="0021da07" style:font-size-asian="11pt" style:font-size-complex="11pt"/>
    </style:style>
    <style:style style:name="P4" style:family="paragraph" style:parent-style-name="Standard">
      <style:text-properties fo:color="#ff0000" loext:opacity="100%" style:font-name="Franklin Gothic Medium" fo:font-size="11pt" officeooo:rsid="001fe40f" officeooo:paragraph-rsid="00359266" style:font-size-asian="11pt" style:font-size-complex="11pt"/>
    </style:style>
    <style:style style:name="P5" style:family="paragraph" style:parent-style-name="Standard">
      <style:text-properties fo:color="#ff0000" loext:opacity="100%" style:font-name="Franklin Gothic Medium" fo:font-size="11pt" officeooo:rsid="001fe40f" officeooo:paragraph-rsid="003610ce" style:font-size-asian="11pt" style:font-size-complex="11pt"/>
    </style:style>
    <style:style style:name="P6" style:family="paragraph" style:parent-style-name="Standard">
      <style:text-properties fo:color="#ff0000" loext:opacity="100%" style:font-name="Franklin Gothic Medium" fo:font-size="11pt" style:font-size-asian="11pt" style:font-size-complex="11pt"/>
    </style:style>
    <style:style style:name="P7" style:family="paragraph" style:parent-style-name="Standard">
      <style:text-properties fo:color="#ff0000" loext:opacity="100%" style:font-name="Franklin Gothic Medium" fo:font-size="11pt" officeooo:paragraph-rsid="0021da07" style:font-size-asian="11pt" style:font-size-complex="11pt"/>
    </style:style>
    <style:style style:name="P8" style:family="paragraph" style:parent-style-name="Standard">
      <style:text-properties fo:color="#ff0000" loext:opacity="100%" style:font-name="Franklin Gothic Medium" fo:font-size="11pt" officeooo:paragraph-rsid="0025564f" style:font-size-asian="11pt" style:font-size-complex="11pt"/>
    </style:style>
    <style:style style:name="P9" style:family="paragraph" style:parent-style-name="Standard">
      <style:text-properties fo:color="#ff0000" loext:opacity="100%" style:font-name="Franklin Gothic Medium" fo:font-size="11pt" officeooo:paragraph-rsid="002a60a6" style:font-size-asian="11pt" style:font-size-complex="11pt"/>
    </style:style>
    <style:style style:name="P10" style:family="paragraph" style:parent-style-name="Standard">
      <style:text-properties fo:color="#ff0000" loext:opacity="100%" style:font-name="Franklin Gothic Medium" fo:font-size="11pt" officeooo:paragraph-rsid="0031f34b" style:font-size-asian="11pt" style:font-size-complex="11pt"/>
    </style:style>
    <style:style style:name="P11" style:family="paragraph" style:parent-style-name="Standard">
      <style:text-properties fo:color="#ff0000" loext:opacity="100%" style:font-name="Franklin Gothic Medium" fo:font-size="11pt" officeooo:paragraph-rsid="00342f47" style:font-size-asian="11pt" style:font-size-complex="11pt"/>
    </style:style>
    <style:style style:name="P12" style:family="paragraph" style:parent-style-name="Standard">
      <style:text-properties fo:color="#ff0000" loext:opacity="100%" style:font-name="Franklin Gothic Medium" fo:font-size="11pt" officeooo:paragraph-rsid="00359266" style:font-size-asian="11pt" style:font-size-complex="11pt"/>
    </style:style>
    <style:style style:name="P13" style:family="paragraph" style:parent-style-name="Standard">
      <style:text-properties fo:color="#ff0000" loext:opacity="100%" style:font-name="Franklin Gothic Medium" fo:font-size="10pt" officeooo:paragraph-rsid="00359266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ff0000" loext:opacity="100%" style:font-name="Franklin Gothic Medium" fo:font-weight="bold" officeooo:rsid="00311ec4" officeooo:paragraph-rsid="00311ec4" style:font-weight-asian="bold" style:font-weight-complex="bold"/>
    </style:style>
    <style:style style:name="P15" style:family="paragraph" style:parent-style-name="Standard">
      <style:text-properties style:font-name="Franklin Gothic Medium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Franklin Gothic Medium" fo:font-size="10pt" officeooo:rsid="00311ec4" officeooo:paragraph-rsid="00311ec4" style:font-size-asian="10pt" style:font-size-complex="10pt"/>
    </style:style>
    <style:style style:name="P17" style:family="paragraph" style:parent-style-name="Standard">
      <style:text-properties style:font-name="Franklin Gothic Medium" fo:font-size="10pt" officeooo:rsid="00311ec4" style:font-size-asian="10pt" style:font-size-complex="10pt"/>
    </style:style>
    <style:style style:name="P18" style:family="paragraph" style:parent-style-name="Standard">
      <style:text-properties style:font-name="Franklin Gothic Medium" fo:font-size="10pt" officeooo:paragraph-rsid="002a60a6" style:font-size-asian="8.75pt" style:font-size-complex="10pt"/>
    </style:style>
    <style:style style:name="P19" style:family="paragraph" style:parent-style-name="Standard">
      <style:text-properties style:font-name="Franklin Gothic Medium" fo:font-size="10pt" officeooo:paragraph-rsid="0021da07" style:font-size-asian="8.75pt" style:font-size-complex="10pt"/>
    </style:style>
    <style:style style:name="P20" style:family="paragraph" style:parent-style-name="Standard">
      <style:text-properties style:font-name="Franklin Gothic Medium" officeooo:paragraph-rsid="001fe40f"/>
    </style:style>
    <style:style style:name="P21" style:family="paragraph" style:parent-style-name="Standard">
      <style:text-properties style:font-name="Franklin Gothic Medium"/>
    </style:style>
    <style:style style:name="P22" style:family="paragraph" style:parent-style-name="Standard">
      <style:text-properties style:font-name="Franklin Gothic Medium" officeooo:paragraph-rsid="0021da07"/>
    </style:style>
    <style:style style:name="P23" style:family="paragraph" style:parent-style-name="Standard">
      <style:text-properties style:font-name="Franklin Gothic Medium" officeooo:paragraph-rsid="002a60a6"/>
    </style:style>
    <style:style style:name="P24" style:family="paragraph" style:parent-style-name="Standard">
      <style:text-properties style:font-name="Franklin Gothic Medium" officeooo:rsid="0021da07" officeooo:paragraph-rsid="0021da07"/>
    </style:style>
    <style:style style:name="P25" style:family="paragraph" style:parent-style-name="Standard">
      <style:text-properties style:font-name="Franklin Gothic Medium" officeooo:rsid="0025564f" officeooo:paragraph-rsid="002a60a6"/>
    </style:style>
    <style:style style:name="P26" style:family="paragraph" style:parent-style-name="Standard">
      <style:text-properties style:font-name="Franklin Gothic Medium" officeooo:paragraph-rsid="0025564f"/>
    </style:style>
    <style:style style:name="P27" style:family="paragraph" style:parent-style-name="Standard">
      <style:text-properties style:font-name="Franklin Gothic Medium" officeooo:paragraph-rsid="00311ec4"/>
    </style:style>
    <style:style style:name="P28" style:family="paragraph" style:parent-style-name="Standard">
      <style:text-properties style:font-name="Franklin Gothic Medium" officeooo:paragraph-rsid="0031f34b"/>
    </style:style>
    <style:style style:name="P29" style:family="paragraph" style:parent-style-name="Standard">
      <style:text-properties style:font-name="Franklin Gothic Medium" officeooo:paragraph-rsid="00342f47"/>
    </style:style>
    <style:style style:name="P30" style:family="paragraph" style:parent-style-name="Standard">
      <style:text-properties style:font-name="Franklin Gothic Medium" officeooo:paragraph-rsid="00359266"/>
    </style:style>
    <style:style style:name="P31" style:family="paragraph" style:parent-style-name="Standard">
      <style:text-properties fo:font-variant="small-caps" fo:color="#808080" loext:opacity="100%" style:font-name="Franklin Gothic Medium" fo:font-size="10pt" fo:language="es" fo:country="ES" officeooo:rsid="00311ec4" officeooo:paragraph-rsid="00311ec4" style:font-size-asian="10pt" style:font-size-complex="1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311ec4"/>
    </style:style>
    <style:style style:name="T3" style:family="text">
      <style:text-properties officeooo:rsid="001fe40f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officeooo:rsid="00311ec4"/>
    </style:style>
    <style:style style:name="T6" style:family="text">
      <style:text-properties fo:color="#808080" loext:opacity="100%" fo:font-weight="bold" officeooo:rsid="00311ec4" style:font-weight-asian="bold" style:font-weight-complex="bold"/>
    </style:style>
    <style:style style:name="T7" style:family="text">
      <style:text-properties officeooo:rsid="0021da07"/>
    </style:style>
    <style:style style:name="T8" style:family="text">
      <style:text-properties officeooo:rsid="0025564f"/>
    </style:style>
    <style:style style:name="T9" style:family="text">
      <style:text-properties officeooo:rsid="00311ec4"/>
    </style:style>
    <style:style style:name="T10" style:family="text">
      <style:text-properties fo:font-weight="bold" officeooo:rsid="00311ec4" style:font-weight-asian="bold" style:font-weight-complex="bold"/>
    </style:style>
    <style:style style:name="T11" style:family="text">
      <style:text-properties fo:font-weight="bold" officeooo:rsid="0031f34b" style:font-weight-asian="bold" style:font-weight-complex="bold"/>
    </style:style>
    <style:style style:name="T12" style:family="text">
      <style:text-properties fo:font-weight="bold" officeooo:rsid="00359266" style:font-weight-asian="bold" style:font-weight-complex="bold"/>
    </style:style>
    <style:style style:name="T13" style:family="text">
      <style:text-properties officeooo:rsid="0031f34b"/>
    </style:style>
    <style:style style:name="T14" style:family="text">
      <style:text-properties officeooo:rsid="00342f47"/>
    </style:style>
    <style:style style:name="T15" style:family="text">
      <style:text-properties officeooo:rsid="0034fc12"/>
    </style:style>
    <style:style style:name="T16" style:family="text">
      <style:text-properties officeooo:rsid="00359266"/>
    </style:style>
    <style:style style:name="T17" style:family="text">
      <style:text-properties fo:font-size="11pt" officeooo:rsid="001fe40f" style:font-size-asian="11pt" style:font-size-complex="11pt"/>
    </style:style>
    <style:style style:name="T18" style:family="text">
      <style:text-properties fo:font-size="11pt" officeooo:rsid="00359266" style:font-size-asian="11pt" style:font-size-complex="11pt"/>
    </style:style>
    <style:style style:name="T19" style:family="text">
      <style:text-properties officeooo:rsid="003610c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EFACIO DEL BAUTISMO</text:p>
      <text:p text:style-name="P16">Melodía del Prefacio para el Tiempo Pascual</text:p>
      <text:p text:style-name="P17"/>
      <text:section text:style-name="Sect1" text:name="Sección1">
        <text:p text:style-name="P1"><text:s text:c="8"/><text:span text:style-name="T9">Sol <text:s text:c="29"/>Lam</text:span></text:p>
        <text:p text:style-name="P20"><text:span text:style-name="T1">P.</text:span> <text:s text:c="3"/><text:span text:style-name="T9">El Señor este con vosotros.</text:span></text:p>
        <text:p text:style-name="P2"><text:s text:c="8"/><text:span text:style-name="T9">Sol</text:span> <text:s text:c="16"/><text:span text:style-name="T9">Lam</text:span></text:p>
        <text:p text:style-name="P20"><text:span text:style-name="T5">A.</text:span> <text:s text:c="3"/><text:span text:style-name="T10">Y CON TU ESPÍRITU.</text:span></text:p>
        <text:p text:style-name="P6"><text:s text:c="8"/><text:span text:style-name="T9">Fa</text:span> <text:s text:c="32"/><text:span text:style-name="T3">M</text:span>i</text:p>
        <text:p text:style-name="P27"><text:span text:style-name="T1">P.</text:span> <text:s text:c="3"/><text:span text:style-name="T9">Levantemos el corazón.</text:span></text:p>
        <text:p text:style-name="P6"><text:s text:c="8"/><text:span text:style-name="T3">Fa</text:span></text:p>
        <text:p text:style-name="P27"><text:span text:style-name="T5">A.</text:span> <text:s text:c="3"/><text:span text:style-name="T10">LO TENEMOS LEVANTADO</text:span></text:p>
        <text:p text:style-name="P6"><text:s text:c="32"/><text:span text:style-name="T9">Mi</text:span></text:p>
        <text:p text:style-name="P27"><text:span text:style-name="T5"><text:s text:c="2"/></text:span><text:s text:c="4"/><text:span text:style-name="T10">HACIA EL SEÑOR.</text:span></text:p>
        <text:p text:style-name="P6"><text:s text:c="69"/><text:span text:style-name="T13">La</text:span><text:span text:style-name="T7">m</text:span></text:p>
        <text:p text:style-name="P28"><text:span text:style-name="T1">P.</text:span> <text:s text:c="3"/><text:span text:style-name="T13">Demos gracias al Señor, nuestro Dios.</text:span></text:p>
        <text:p text:style-name="P7"><text:s text:c="15"/><text:span text:style-name="T13">Sol <text:s text:c="18"/>Lam</text:span></text:p>
        <text:p text:style-name="P28"><text:span text:style-name="T5">A.</text:span> <text:s text:c="3"/><text:span text:style-name="T11">ES JUSTO Y NECESARIO,</text:span></text:p>
        <text:p text:style-name="P10"><text:s text:c="15"/><text:span text:style-name="T13">Sol <text:s text:c="18"/>Lam</text:span></text:p>
        <text:p text:style-name="P28"><text:span text:style-name="T5"><text:s text:c="2"/></text:span><text:s text:c="5"/><text:span text:style-name="T11">ES JUSTO Y NECESARIO.</text:span></text:p>
        <text:p text:style-name="P18"/>
        <text:p text:style-name="P11"><text:s text:c="8"/><text:span text:style-name="T3">Lam <text:s text:c="15"/></text:span><text:span text:style-name="T14">Rem</text:span></text:p>
        <text:p text:style-name="P29"><text:span text:style-name="T1">P.</text:span> <text:s text:c="3"/><text:span text:style-name="T14">En verdad es justo</text:span></text:p>
        <text:p text:style-name="P6"><text:s text:c="55"/><text:span text:style-name="T14">Lam</text:span></text:p>
        <text:p text:style-name="P29"><text:s text:c="7"/><text:span text:style-name="T14">darte gracias y exaltar tu nombre,</text:span></text:p>
        <text:p text:style-name="P7"><text:s text:c="8"/><text:span text:style-name="T15">Mi</text:span></text:p>
        <text:p text:style-name="P22"><text:span text:style-name="T4"><text:s text:c="3"/></text:span><text:s text:c="4"/><text:span text:style-name="T15">Padre santo y misericordioso,</text:span></text:p>
        <text:p text:style-name="P3"><text:s text:c="69"/><text:span text:style-name="T15">La</text:span>m</text:p>
        <text:p text:style-name="P21"><text:s text:c="7"/><text:span text:style-name="T15">por Jesucristo, Señor y Redentor nuestro.</text:span></text:p>
        <text:p text:style-name="P3"><text:s text:c="32"/><text:span text:style-name="T16">Rem <text:s text:c="37"/>Lam</text:span></text:p>
        <text:p text:style-name="P21"><text:s text:c="7"/><text:span text:style-name="T16">Te alabamos, te bendecimos y te glorificamos</text:span></text:p>
        <text:p text:style-name="P7"><text:span text:style-name="T3"><text:s text:c="8"/></text:span><text:span text:style-name="T16">Mi <text:s text:c="57"/>Lam</text:span></text:p>
        <text:p text:style-name="P21"><text:s text:c="7"/><text:span text:style-name="T16">por el sacramento del nuevo nacimiento.</text:span></text:p>
        <text:p text:style-name="P3"><text:s text:c="8"/><text:span text:style-name="T16">Fa <text:s text:c="72"/></text:span><text:span text:style-name="T19">Lam</text:span></text:p>
        <text:p text:style-name="P21"><text:s text:c="7"/><text:span text:style-name="T16">Tú has querido que </text:span><text:span text:style-name="T19">d</text:span><text:span text:style-name="T16">el corazón abierto de Hijo</text:span></text:p>
        <text:p text:style-name="P5"><text:s text:c="8"/><text:span text:style-name="T16">Fa</text:span></text:p>
        <text:p text:style-name="P30"><text:s text:c="7"/><text:span text:style-name="T16">manara para nosotros</text:span></text:p>
        <text:p text:style-name="P12"><text:span text:style-name="T3"><text:s/></text:span><text:span text:style-name="T16"><text:s text:c="48"/></text:span><text:span text:style-name="T19">Mi</text:span></text:p>
        <text:p text:style-name="P30"><text:span text:style-name="T16"><text:s text:c="7"/>el don nupcial del Bautismo,</text:span></text:p>
        <text:p text:style-name="P30"/>
        <text:p text:style-name="P4"><text:s text:c="8"/><text:span text:style-name="T19">Lam <text:s text:c="39"/>Sol</text:span></text:p>
        <text:p text:style-name="P30"><text:s text:c="7"/><text:span text:style-name="T16">primera pascua de los creyentes,</text:span></text:p>
        <text:p text:style-name="P5"><text:s text:c="50"/><text:span text:style-name="T19">Lam</text:span></text:p>
        <text:p text:style-name="P30"><text:s text:c="6"/><text:span text:style-name="T16">puerta de nuestra salvación,</text:span></text:p>
        <text:p text:style-name="P5"><text:s text:c="7"/><text:span text:style-name="T19"><text:s text:c="37"/>Sol</text:span></text:p>
        <text:p text:style-name="P30"><text:span text:style-name="T16"><text:s text:c="7"/>inicio de la vida en Cristo,</text:span></text:p>
        <text:p text:style-name="P12"><text:span text:style-name="T3"><text:s/></text:span><text:span text:style-name="T16"><text:s text:c="52"/></text:span><text:span text:style-name="T19">Lam</text:span></text:p>
        <text:p text:style-name="P30"><text:s text:c="7"/><text:span text:style-name="T16">fuente de la humanidad nueva.</text:span></text:p>
        <text:p text:style-name="P15"/>
        <text:p text:style-name="P7"><text:s text:c="7"/><text:span text:style-name="T3">Lam <text:s text:c="22"/></text:span><text:span text:style-name="T16">Sol</text:span></text:p>
        <text:p text:style-name="P22"><text:span text:style-name="T4"><text:s text:c="4"/></text:span><text:s text:c="3"/><text:span text:style-name="T16">Del agua y del Espíritu</text:span></text:p>
        <text:p text:style-name="P3"><text:s text:c="59"/><text:span text:style-name="T16">Lam</text:span></text:p>
        <text:p text:style-name="P22"><text:s text:c="7"/><text:span text:style-name="T16">engendras en el seno de la Iglesia</text:span>,</text:p>
        <text:p text:style-name="P7"><text:s text:c="23"/><text:span text:style-name="T16">Sol</text:span></text:p>
        <text:p text:style-name="P22"><text:s text:c="7"/><text:span text:style-name="T16">virgen y madre</text:span></text:p>
        <text:p text:style-name="P7"><text:s text:c="56"/><text:span text:style-name="T16">Lam</text:span></text:p>
        <text:p text:style-name="P24"><text:s text:c="7"/><text:span text:style-name="T16">un pueblo de sacerdotes y reyes,</text:span></text:p>
        <text:p text:style-name="P7"><text:s text:c="72"/><text:span text:style-name="T16">Sol</text:span></text:p>
        <text:p text:style-name="P22"><text:s text:c="7"/><text:span text:style-name="T16">congregando de entre todas las naciones</text:span></text:p>
        <text:p text:style-name="P12"><text:s text:c="65"/><text:span text:style-name="T16">Lam</text:span></text:p>
        <text:p text:style-name="P22"><text:s text:c="7"/><text:span text:style-name="T16">en la unidad y santidad de tu amor.</text:span></text:p>
        <text:p text:style-name="P19"/>
        <text:p text:style-name="P12"><text:s text:c="7"/><text:span text:style-name="T13">Lam</text:span></text:p>
        <text:p text:style-name="P30"><text:span text:style-name="T2">P.</text:span> <text:s text:c="3"/><text:span text:style-name="T12">MURIENDO</text:span></text:p>
        <text:p text:style-name="P12"><text:s text:c="48"/><text:span text:style-name="T16">Sol</text:span></text:p>
        <text:p text:style-name="P30"><text:span text:style-name="T5"><text:s text:c="2"/></text:span><text:s text:c="4"/><text:span text:style-name="T12">DESTRUYO NUESTRA MUERTE,</text:span></text:p>
        <text:p text:style-name="P12"><text:s text:c="22"/><text:span text:style-name="T16">F</text:span><text:span text:style-name="T13">a</text:span></text:p>
        <text:p text:style-name="P30"><text:span text:style-name="T2"><text:s text:c="2"/></text:span><text:s text:c="4"/><text:span text:style-name="T12">RESUCITANDO</text:span></text:p>
        <text:p text:style-name="P12"><text:s text:c="47"/><text:span text:style-name="T9">Mi</text:span></text:p>
        <text:p text:style-name="P30"><text:span text:style-name="T6"><text:s text:c="2"/></text:span><text:span text:style-name="T12"><text:s text:c="4"/>RESTAURO NUESTRA VIDA.</text:span></text:p>
        <text:p text:style-name="P19"/>
        <text:p text:style-name="P8"><text:span text:style-name="T3"><text:s text:c="8"/></text:span><text:span text:style-name="T8">La</text:span><text:span text:style-name="T3">m <text:s text:c="38"/></text:span><text:span text:style-name="T16">Sol</text:span></text:p>
        <text:p text:style-name="P23"><text:s text:c="7"/><text:span text:style-name="T16">Por este don de tu benevolencia</text:span></text:p>
        <text:p text:style-name="P9"><text:span text:style-name="T3"><text:s text:c="33"/></text:span><text:span text:style-name="T16">Lam</text:span></text:p>
        <text:p text:style-name="P25"><text:s text:c="7"/><text:span text:style-name="T16">tu familia te adora</text:span></text:p>
        <text:p text:style-name="P13"><text:s/><text:span text:style-name="T17"><text:s text:c="61"/></text:span><text:span text:style-name="T18">Sol</text:span></text:p>
        <text:p text:style-name="P26"><text:s text:c="7"/><text:span text:style-name="T16">y, unida a los ángeles y a los santos,</text:span></text:p>
        <text:p text:style-name="P8"><text:span text:style-name="T3"><text:s text:c="8"/></text:span><text:span text:style-name="T16">Fa</text:span><text:span text:style-name="T3"> <text:s text:c="19"/></text:span><text:span text:style-name="T16">Mi</text:span><text:span text:style-name="T3"> <text:s text:c="17"/></text:span><text:span text:style-name="T8">La</text:span><text:span text:style-name="T3">m</text:span></text:p>
        <text:p text:style-name="P26"><text:span text:style-name="T8"><text:s text:c="7"/></text:span><text:span text:style-name="T16">cantamos el himno de tu gloria.</text:span></text:p>
        <text:p text:style-name="P15"/>
        <text:p text:style-name="P1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04T10:47:54.966319738</meta:creation-date>
    <dc:date>2023-12-26T13:42:52.512694211</dc:date>
    <meta:editing-duration>PT2H30M4S</meta:editing-duration>
    <meta:editing-cycles>24</meta:editing-cycles>
    <meta:generator>LibreOffice/7.5.6.2$Linux_X86_64 LibreOffice_project/50$Build-2</meta:generator>
    <meta:document-statistic meta:table-count="0" meta:image-count="0" meta:object-count="0" meta:page-count="1" meta:paragraph-count="72" meta:word-count="237" meta:character-count="2912" meta:non-whitespace-character-count="1030"/>
  </office:meta>
</office:document-meta>
</file>